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85.885" calcext:value-type="float">
            <text:p>585,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585,5585,58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x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office:value-type="float" office:value="5855.8855" calcext:value-type="float">
            <text:p>5855,8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x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58.558" calcext:value-type="float">
            <text:p>858,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58,8858,85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x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8588.5588" calcext:value-type="float">
            <text:p>8588,558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formula="of:=SUM([.D4:.D9])" office:value-type="float" office:value="2" calcext:value-type="float">
            <text:p>2</text:p>
          </table:table-cell>
          <table:table-cell/>
          <table:table-cell table:formula="of:=SUM([.F4:.F9])" office:value-type="float" office:value="4" calcext:value-type="float">
            <text:p>4</text:p>
          </table:table-cell>
          <table:table-cell/>
          <table:table-cell table:formula="of:=SUM([.H4:.H9])" office:value-type="float" office:value="6" calcext:value-type="float">
            <text:p>6</text:p>
          </table:table-cell>
          <table:table-cell/>
          <table:table-cell table:formula="of:=SUM([.J4:.J9]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2T00:45:04.761213530</meta:creation-date>
    <dc:date>2023-02-22T00:57:30.390350606</dc:date>
    <meta:editing-duration>PT2M15S</meta:editing-duration>
    <meta:editing-cycles>1</meta:editing-cycles>
    <meta:generator>LibreOffice/5.1.6.2$Linux_X86_64 LibreOffice_project/10m0$Build-2</meta:generator>
    <meta:document-statistic meta:table-count="1" meta:cell-count="47" meta:object-count="0"/>
  </office:meta>
</office:document-meta>
</file>